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3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bsolut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Absolut.B4:Absolut.B17 Absolut.H3:Absolut.H3 Absolut.H4:Absolut.H17 Absolut.I3:Absolut.I3 Absolut.I4:Absolut.I17 Absolut.J3:Absolut.J3 Absolut.J4:Absolut.J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2" table:formula="of:=SUM([.C4:.G4])/COUNT([.C4:.G4])" office:value-type="float" office:value="5.4" calcext:value-type="float">
            <text:p>5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2" table:formula="of:=SUM([.C5:.G5])/COUNT([.C5:.G5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2" table:formula="of:=SUM([.C6:.G6])/COUNT([.C6:.G6]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2" table:formula="of:=SUM([.C7:.G7])/COUNT([.C7:.G7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2" table:formula="of:=SUM([.C8:.G8])/COUNT([.C8:.G8])" office:value-type="float" office:value="64.4" calcext:value-type="float">
            <text:p>64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2" table:formula="of:=SUM([.C9:.G9])/COUNT([.C9:.G9])" office:value-type="float" office:value="148.2" calcext:value-type="float">
            <text:p>148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2" table:formula="of:=SUM([.C10:.G10])/COUNT([.C10:.G10])" office:value-type="float" office:value="256.2" calcext:value-type="float">
            <text:p>256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2" table:formula="of:=SUM([.C11:.G11])/COUNT([.C11:.G11])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2" table:formula="of:=SUM([.C12:.G12])/COUNT([.C12:.G12])" office:value-type="float" office:value="1360.8" calcext:value-type="float">
            <text:p>1360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2" table:formula="of:=SUM([.C13:.G13])/COUNT([.C13:.G13])" office:value-type="float" office:value="1480.8" calcext:value-type="float">
            <text:p>1480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2" table:formula="of:=SUM([.C14:.G14])/COUNT([.C14:.G14])" office:value-type="float" office:value="3536.6" calcext:value-type="float">
            <text:p>3536,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2" table:formula="of:=SUM([.C15:.G15])/COUNT([.C15:.G15])" office:value-type="float" office:value="20712.4" calcext:value-type="float">
            <text:p>20712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2" table:formula="of:=SUM([.C16:.G16])/COUNT([.C16:.G16])" office:value-type="float" office:value="31085.4" calcext:value-type="float">
            <text:p>31085,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3" table:formula="of:=SUM([.C17:.G17])/COUNT([.C17:.G17])" office:value-type="float" office:value="63039.8" calcext:value-type="float">
            <text:p>63039,8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Distanz.B4:Distanz.B17 Distanz.H3:Distanz.H3 Distanz.H4:Distanz.H17 Distanz.I3:Distanz.I3 Distanz.I4:Distanz.I17 Distanz.J3:Distanz.J3 Distanz.J4:Distanz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Distanz-Klauseln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2" table:formula="of:=SUM([.C4:.G4])/COUNT([.C4:.G4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2" table:formula="of:=SUM([.C5:.G5])/COUNT([.C5:.G5])" office:value-type="float" office:value="11.6" calcext:value-type="float">
            <text:p>11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2" table:formula="of:=SUM([.C6:.G6])/COUNT([.C6:.G6])" office:value-type="float" office:value="23.6" calcext:value-type="float">
            <text:p>23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2" table:formula="of:=SUM([.C7:.G7])/COUNT([.C7:.G7])" office:value-type="float" office:value="52.6" calcext:value-type="float">
            <text:p>52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2" table:formula="of:=SUM([.C8:.G8])/COUNT([.C8:.G8])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2" table:formula="of:=SUM([.C9:.G9])/COUNT([.C9:.G9])" office:value-type="float" office:value="132.2" calcext:value-type="float">
            <text:p>132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2" table:formula="of:=SUM([.C10:.G10])/COUNT([.C10:.G10])" office:value-type="float" office:value="197.4" calcext:value-type="float">
            <text:p>197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2" table:formula="of:=SUM([.C11:.G11])/COUNT([.C11:.G11])" office:value-type="float" office:value="365.6" calcext:value-type="float">
            <text:p>365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2" table:formula="of:=SUM([.C12:.G12])/COUNT([.C12:.G12])" office:value-type="float" office:value="1138.8" calcext:value-type="float">
            <text:p>1138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2" table:formula="of:=SUM([.C13:.G13])/COUNT([.C13:.G13])" office:value-type="float" office:value="2768.8" calcext:value-type="float">
            <text:p>2768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2" table:formula="of:=SUM([.C14:.G14])/COUNT([.C14:.G14])" office:value-type="float" office:value="2635.2" calcext:value-type="float">
            <text:p>2635,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2" table:formula="of:=SUM([.C15:.G15])/COUNT([.C15:.G15])" office:value-type="float" office:value="7839.4" calcext:value-type="float">
            <text:p>7839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2" table:formula="of:=SUM([.C16:.G16])/COUNT([.C16:.G16])" office:value-type="float" office:value="21897.4" calcext:value-type="float">
            <text:p>21897,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table:number-columns-repeated="3"/>
          <table:table-cell table:style-name="ce17" table:formula="of:=MIN([.C17:.G17])" office:value-type="float" office:value="8626" calcext:value-type="float">
            <text:p>8626</text:p>
          </table:table-cell>
          <table:table-cell table:style-name="ce20" table:formula="of:=MAX([.C17:.G17])-[.H17]" office:value-type="float" office:value="106376" calcext:value-type="float">
            <text:p>106376</text:p>
          </table:table-cell>
          <table:table-cell table:style-name="ce23" table:formula="of:=SUM([.C17:.G17])/COUNT([.C17:.G17])" office:value-type="float" office:value="61814" calcext:value-type="float">
            <text:p>61814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2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2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2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2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2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2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2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2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2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2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2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2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2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2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2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2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2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3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21 Durchschnitte.C3:Durchschnitte.C3 Durchschnitte.C4:Durchschnitte.C21 Durchschnitte.D3:Durchschnitte.D3 Durchschnitte.D4:Durchschnitte.D21 Durchschnitte.E3:Durchschnitte.E3 Durchschnitte.E4:Durchschnitte.E21 Durchschnitte.F3:Durchschnitte.F3 Durchschnitte.F4:Durchschnitte.F21 Durchschnitte.G3:Durchschnitte.G3 Durchschnitte.G4:Durchschnitte.G21 Durchschnitte.H3:Durchschnitte.H3 Durchschnitte.H4:Durchschnitte.H21 Durchschnitte.I3:Durchschnitte.I3 Durchschnitte.I4:Durchschnitte.I21 Durchschnitte.J3:Durchschnitte.J3 Durchschnitte.J4:Durchschnitte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Absolut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Iterativ</text:p>
          </table:table-cell>
          <table:table-cell table:style-name="ce15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$Absolut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Iterativ.J4]" office:value-type="float" office:value="1" calcext:value-type="float">
            <text:p>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$Absolut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Iterativ.J5]" office:value-type="float" office:value="1" calcext:value-type="float">
            <text:p>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$Absolut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Iterativ.J6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$Absolut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Iterativ.J7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$Absolut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Iterativ.J8]" office:value-type="float" office:value="94" calcext:value-type="float">
            <text:p>94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$Absolut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Iterativ.J9]" office:value-type="float" office:value="58" calcext:value-type="float">
            <text:p>58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$Absolut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Iterativ.J10]" office:value-type="float" office:value="58" calcext:value-type="float">
            <text:p>58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$Absolut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Iterativ.J11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$Absolut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Iterativ.J12]" office:value-type="float" office:value="1130" calcext:value-type="float">
            <text:p>1130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$Absolut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Iterativ.J13]" office:value-type="float" office:value="3066" calcext:value-type="float">
            <text:p>3066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$Absolut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Iterativ.J14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$Absolut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Iterativ.J15]" office:value-type="float" office:value="7866" calcext:value-type="float">
            <text:p>7866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$Absolut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Iterativ.J16]" office:value-type="float" office:value="2101" calcext:value-type="float">
            <text:p>210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table:formula="of:=[$Absolut.J17]" office:value-type="float" office:value="63039.8" calcext:value-type="float">
            <text:p>63039,8</text:p>
          </table:table-cell>
          <table:table-cell table:style-name="ce16" table:formula="of:=[Distanz.J17]" office:value-type="float" office:value="61814" calcext:value-type="float">
            <text:p>61814</text:p>
          </table:table-cell>
          <table:table-cell table:style-name="ce16" table:formula="of:=[Iterativ.J17]" office:value-type="float" office:value="123" calcext:value-type="float">
            <text:p>123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 table:formula="of:=[$Absolut.J18]" office:value-type="float" office:value="0" calcext:value-type="float">
            <text:p>0</text:p>
          </table:table-cell>
          <table:table-cell table:style-name="ce16" table:formula="of:=[Distanz.J18]" office:value-type="float" office:value="0" calcext:value-type="float">
            <text:p>0</text:p>
          </table:table-cell>
          <table:table-cell table:style-name="ce16" table:formula="of:=[Iterativ.J18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table:formula="of:=[$Absolut.J19]" office:value-type="float" office:value="0" calcext:value-type="float">
            <text:p>0</text:p>
          </table:table-cell>
          <table:table-cell table:style-name="ce16" table:formula="of:=[Distanz.J19]" office:value-type="float" office:value="0" calcext:value-type="float">
            <text:p>0</text:p>
          </table:table-cell>
          <table:table-cell table:style-name="ce16" table:formula="of:=[Iterativ.J19]" office:value-type="float" office:value="59554" calcext:value-type="float">
            <text:p>59554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 table:formula="of:=[$Absolut.J20]" office:value-type="float" office:value="0" calcext:value-type="float">
            <text:p>0</text:p>
          </table:table-cell>
          <table:table-cell table:style-name="ce16" table:formula="of:=[Distanz.J20]" office:value-type="float" office:value="0" calcext:value-type="float">
            <text:p>0</text:p>
          </table:table-cell>
          <table:table-cell table:style-name="ce16" table:formula="of:=[Iterativ.J20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 table:formula="of:=[$Absolut.J21]" office:value-type="float" office:value="0" calcext:value-type="float">
            <text:p>0</text:p>
          </table:table-cell>
          <table:table-cell table:style-name="ce17" table:formula="of:=[Distanz.J21]" office:value-type="float" office:value="0" calcext:value-type="float">
            <text:p>0</text:p>
          </table:table-cell>
          <table:table-cell table:style-name="ce17" table:formula="of:=[Iterativ.J21]" office:value-type="string" office:string-value="" calcext:value-type="error">
            <text:p>#DIV/0!</text:p>
          </table:table-cell>
          <table:table-cell table:style-name="ce17" table:number-columns-repeated="3"/>
          <table:table-cell table:style-name="ce20"/>
          <table:table-cell table:style-name="ce23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 style:data-style-name="N2" text:time-value="09:45:44.2756391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10T09:51:59.983999793</dc:date>
    <meta:editing-cycles>64</meta:editing-cycles>
    <meta:editing-duration>P11DT13H2M16S</meta:editing-duration>
    <meta:generator>LibreOffice/4.2.8.2$Linux_X86_64 LibreOffice_project/420m0$Build-2</meta:generator>
    <meta:document-statistic meta:table-count="5" meta:cell-count="4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bsolut.B4:Absolut.B17 Absolut.H3:Absolut.J17" chart:data-source-has-labels="both" svg:x="0.32cm" svg:y="0.25cm" svg:width="15.361cm" svg:height="12.04cm">
          <chartooo:coordinate-region svg:x="1.682cm" svg:y="0.449cm" svg:width="13.999cm" svg:height="11.194cm"/>
          <chart:axis chart:dimension="x" chart:name="primary-x" chart:style-name="ch3" chartooo:axis-type="auto">
            <chartooo:date-scale/>
            <chart:categories table:cell-range-address="Absolut.B4:Absolut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bsolut.H4:Absolut.H17" chart:label-cell-address="Absolut.H3:Absolut.H3" chart:class="chart:bar">
            <chart:data-point chart:repeated="14"/>
          </chart:series>
          <chart:series chart:style-name="ch7" chart:values-cell-range-address="Absolut.I4:Absolut.I17" chart:label-cell-address="Absolut.I3:Absolut.I3" chart:class="chart:bar">
            <chart:data-point chart:repeated="14"/>
          </chart:series>
          <chart:series chart:style-name="ch8" chart:values-cell-range-address="Absolut.J4:Absolut.J17" chart:label-cell-address="Absolut.J3:Absolut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bsolut.H3:Absolut.H3</svg:desc>
                </draw:g>
              </table:table-cell>
              <table:table-cell office:value-type="string">
                <text:p>diff</text:p>
                <draw:g>
                  <svg:desc>Absolut.I3:Absolut.I3</svg:desc>
                </draw:g>
              </table:table-cell>
              <table:table-cell office:value-type="string">
                <text:p>mittel</text:p>
                <draw:g>
                  <svg:desc>Absolut.J3:Absolut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bsolut.B4:Absolut.B17</svg:desc>
                </draw:g>
              </table:table-cell>
              <table:table-cell office:value-type="float" office:value="5">
                <text:p>5</text:p>
                <draw:g>
                  <svg:desc>Absolut.H4:Absolut.H17</svg:desc>
                </draw:g>
              </table:table-cell>
              <table:table-cell office:value-type="float" office:value="1">
                <text:p>1</text:p>
                <draw:g>
                  <svg:desc>Absolut.I4:Absolut.I17</svg:desc>
                </draw:g>
              </table:table-cell>
              <table:table-cell office:value-type="float" office:value="5.4">
                <text:p>5.4</text:p>
                <draw:g>
                  <svg:desc>Absolut.J4:Absolut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J17" chart:data-source-has-labels="both" svg:x="0.32cm" svg:y="0.25cm" svg:width="15.361cm" svg:height="12.04cm">
          <chartooo:coordinate-region svg:x="1.682cm" svg:y="0.449cm" svg:width="13.999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stanz.H4:Distanz.H17" chart:label-cell-address="Distanz.H3:Distanz.H3" chart:class="chart:bar">
            <chart:data-point chart:repeated="14"/>
          </chart:series>
          <chart:series chart:style-name="ch7" chart:values-cell-range-address="Distanz.I4:Distanz.I17" chart:label-cell-address="Distanz.I3:Distanz.I3" chart:class="chart:bar">
            <chart:data-point chart:repeated="14"/>
          </chart:series>
          <chart:series chart:style-name="ch8" chart:values-cell-range-address="Distanz.J4:Distanz.J17" chart:label-cell-address="Distanz.J3:Distanz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626">
                <text:p>8626</text:p>
              </table:table-cell>
              <table:table-cell office:value-type="float" office:value="106376">
                <text:p>106376</text:p>
              </table:table-cell>
              <table:table-cell office:value-type="float" office:value="61814">
                <text:p>61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234cm" style:legend-expansion="high" chart:style-name="ch2"/>
        <chart:plot-area chart:style-name="ch3" table:cell-range-address="Durchschnitte.B4:Durchschnitte.J21 Durchschnitte.C3:Durchschnitte.J3" chart:data-source-has-labels="both" svg:x="0.401cm" svg:y="0.251cm" svg:width="16.579cm" svg:height="12.05cm">
          <chartooo:coordinate-region svg:x="1.578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4:Durchschnitte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1" chart:label-cell-address="Durchschnitte.C3:Durchschnitte.C3" chart:class="chart:line">
            <chart:data-point chart:repeated="18"/>
          </chart:series>
          <chart:series chart:style-name="ch8" chart:values-cell-range-address="Durchschnitte.D4:Durchschnitte.D21" chart:label-cell-address="Durchschnitte.D3:Durchschnitte.D3" chart:class="chart:line">
            <chart:data-point chart:repeated="18"/>
          </chart:series>
          <chart:series chart:style-name="ch9" chart:values-cell-range-address="Durchschnitte.E4:Durchschnitte.E21" chart:label-cell-address="Durchschnitte.E3:Durchschnitte.E3" chart:class="chart:line">
            <chart:data-point chart:repeated="18"/>
          </chart:series>
          <chart:series chart:style-name="ch10" chart:values-cell-range-address="Durchschnitte.F4:Durchschnitte.F21" chart:label-cell-address="Durchschnitte.F3:Durchschnitte.F3" chart:class="chart:line">
            <chart:data-point chart:repeated="18"/>
          </chart:series>
          <chart:series chart:style-name="ch11" chart:values-cell-range-address="Durchschnitte.G4:Durchschnitte.G21" chart:label-cell-address="Durchschnitte.G3:Durchschnitte.G3" chart:class="chart:line">
            <chart:data-point chart:repeated="18"/>
          </chart:series>
          <chart:series chart:style-name="ch12" chart:values-cell-range-address="Durchschnitte.H4:Durchschnitte.H21" chart:label-cell-address="Durchschnitte.H3:Durchschnitte.H3" chart:class="chart:line">
            <chart:data-point chart:repeated="18"/>
          </chart:series>
          <chart:series chart:style-name="ch13" chart:values-cell-range-address="Durchschnitte.I4:Durchschnitte.I21" chart:label-cell-address="Durchschnitte.I3:Durchschnitte.I3" chart:class="chart:line">
            <chart:data-point chart:repeated="18"/>
          </chart:series>
          <chart:series chart:style-name="ch14" chart:values-cell-range-address="Durchschnitte.J4:Durchschnitte.J21" chart:label-cell-address="Durchschnitte.J3:Durchschnitte.J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Iterativ</text:p>
                <draw:g>
                  <svg:desc>Durchschnitte.E3:Durchschnitte.E3</svg:desc>
                </draw:g>
              </table:table-cell>
              <table:table-cell office:value-type="string">
                <text:p/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21</svg:desc>
                </draw:g>
              </table:table-cell>
              <table:table-cell office:value-type="float" office:value="5.4">
                <text:p>5.4</text:p>
                <draw:g>
                  <svg:desc>Durchschnitte.C4:Durchschnitte.C21</svg:desc>
                </draw:g>
              </table:table-cell>
              <table:table-cell office:value-type="float" office:value="13">
                <text:p>13</text:p>
                <draw:g>
                  <svg:desc>Durchschnitte.D4:Durchschnitte.D21</svg:desc>
                </draw:g>
              </table:table-cell>
              <table:table-cell office:value-type="float" office:value="1">
                <text:p>1</text:p>
                <draw:g>
                  <svg:desc>Durchschnitte.E4:Durchschnitte.E21</svg:desc>
                </draw:g>
              </table:table-cell>
              <table:table-cell office:value-type="float" office:value="NaN">
                <text:p>NaN</text:p>
                <draw:g>
                  <svg:desc>Durchschnitte.F4:Durchschnitte.F21</svg:desc>
                </draw:g>
              </table:table-cell>
              <table:table-cell office:value-type="float" office:value="NaN">
                <text:p>NaN</text:p>
                <draw:g>
                  <svg:desc>Durchschnitte.G4:Durchschnitte.G21</svg:desc>
                </draw:g>
              </table:table-cell>
              <table:table-cell office:value-type="float" office:value="NaN">
                <text:p>NaN</text:p>
                <draw:g>
                  <svg:desc>Durchschnitte.H4:Durchschnitte.H21</svg:desc>
                </draw:g>
              </table:table-cell>
              <table:table-cell office:value-type="float" office:value="NaN">
                <text:p>NaN</text:p>
                <draw:g>
                  <svg:desc>Durchschnitte.I4:Durchschnitte.I21</svg:desc>
                </draw:g>
              </table:table-cell>
              <table:table-cell office:value-type="float" office:value="NaN">
                <text:p>NaN</text:p>
                <draw:g>
                  <svg:desc>Durchschnitte.J4:Durchschnitte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1814">
                <text:p>6181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